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5.00pt" fo:font-weight="bold" fo:font-family="Helvetica" style:font-family-asian="Helvetica" style:font-family-complex="Helvetica" fo:background-color="transparent" fo:color="#000000"/>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5.00pt" fo:font-weight="bold" fo:font-family="Helvetica" style:font-family-asian="Helvetica" style:font-family-complex="Helvetica" fo:background-color="transparent" fo:color="#000000"/>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5.00pt" fo:font-weight="bold" fo:font-family="Helvetica" style:font-family-asian="Helvetica" style:font-family-complex="Helvetica" fo:background-color="transparent" fo:color="#000000"/>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ff"/>
    </style:style>
    <style:style style:name="T8" style:family="text">
      <style:text-properties fo:font-size="15.00pt" fo:font-weight="bold" fo:font-family="Helvetica" style:font-family-asian="Helvetica" style:font-family-complex="Helvetica" fo:background-color="transparent" style:use-window-font-color="true"/>
    </style:style>
    <style:style style:name="T9" style:family="text">
      <style:text-properties fo:font-size="15.00pt" fo:font-weight="bold" fo:font-family="Helvetica" style:font-family-asian="Helvetica" style:font-family-complex="Helvetica" fo:background-color="transparent" fo:color="#000000"/>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5.00pt" fo:font-weight="bold" fo:font-family="Helvetica" style:font-family-asian="Helvetica" style:font-family-complex="Helvetica" fo:background-color="transparent" fo:color="#000000"/>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5.00pt" fo:font-weight="bold" fo:font-family="Helvetica" style:font-family-asian="Helvetica" style:font-family-complex="Helvetica" fo:background-color="transparent" fo:color="#000000"/>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5.00pt" fo:font-weight="bold" fo:font-family="Helvetica" style:font-family-asian="Helvetica" style:font-family-complex="Helvetica" fo:background-color="transparent" fo:color="#000000"/>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5.00pt" fo:font-weight="bold" fo:font-family="Helvetica" style:font-family-asian="Helvetica" style:font-family-complex="Helvetica" fo:background-color="transparent" fo:color="#000000"/>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5.00pt" fo:font-weight="bold" fo:font-family="Helvetica" style:font-family-asian="Helvetica" style:font-family-complex="Helvetica" fo:background-color="transparent" fo:color="#000000"/>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5.00pt" fo:font-weight="bold" fo:font-family="Helvetica" style:font-family-asian="Helvetica" style:font-family-complex="Helvetica" fo:background-color="transparent" fo:color="#000000"/>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5.00pt" fo:font-weight="bold" fo:font-family="Helvetica" style:font-family-asian="Helvetica" style:font-family-complex="Helvetica" fo:background-color="transparent" fo:color="#000000"/>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5.00pt" fo:font-weight="bold" fo:font-family="Helvetica" style:font-family-asian="Helvetica" style:font-family-complex="Helvetica" fo:background-color="transparent" fo:color="#000000"/>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5.00pt" fo:font-weight="bold" fo:font-family="Helvetica" style:font-family-asian="Helvetica" style:font-family-complex="Helvetica" fo:background-color="transparent" fo:color="#000000"/>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5.00pt" fo:font-weight="bold" fo:font-family="Helvetica" style:font-family-asian="Helvetica" style:font-family-complex="Helvetica" fo:background-color="transparent" fo:color="#000000"/>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5.00pt" fo:font-weight="bold" fo:font-family="Helvetica" style:font-family-asian="Helvetica" style:font-family-complex="Helvetica" fo:background-color="transparent" fo:color="#000000"/>
    </style:style>
    <style:style style:name="T32"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33"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34"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5.00pt" fo:font-weight="bold" fo:font-family="Helvetica" style:font-family-asian="Helvetica" style:font-family-complex="Helvetica" fo:background-color="transparent" fo:color="#000000"/>
    </style:style>
    <style:style style:name="T37"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ff"/>
    </style:style>
    <style:style style:name="T38" style:family="text">
      <style:text-properties fo:font-size="15.00pt" fo:font-weight="bold" fo:font-family="Helvetica" style:font-family-asian="Helvetica" style:font-family-complex="Helvetica" fo:background-color="transparent" fo:color="#000000"/>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5.00pt" fo:font-weight="bold" fo:font-family="Helvetica" style:font-family-asian="Helvetica" style:font-family-complex="Helvetica" fo:background-color="transparent" fo:color="#000000"/>
    </style:style>
    <style:style style:name="T41"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42"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43"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44" style:family="text">
      <style:text-properties fo:font-size="15.00pt" fo:font-weight="bold" fo:font-family="Helvetica" style:font-family-asian="Helvetica" style:font-family-complex="Helvetica" fo:background-color="transparent" fo:color="#000000"/>
    </style:style>
    <style:style style:name="T45"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ff"/>
    </style:style>
    <style:style style:name="T46" style:family="text">
      <style:text-properties fo:font-size="15.00pt" fo:font-weight="bold" fo:font-family="Helvetica" style:font-family-asian="Helvetica" style:font-family-complex="Helvetica" fo:background-color="transparent" fo:color="#000000"/>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5.00pt" fo:font-weight="bold" fo:font-family="Helvetica" style:font-family-asian="Helvetica" style:font-family-complex="Helvetica" fo:background-color="transparent" fo:color="#000000"/>
    </style:style>
    <style:style style:name="T49"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50"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51"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52" style:family="text">
      <style:text-properties fo:font-size="15.00pt" fo:font-weight="bold" fo:font-family="Helvetica" style:font-family-asian="Helvetica" style:font-family-complex="Helvetica" fo:background-color="transparent" fo:color="#000000"/>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5.00pt" fo:font-weight="bold" fo:font-family="Helvetica" style:font-family-asian="Helvetica" style:font-family-complex="Helvetica" fo:background-color="transparent" fo:color="#000000"/>
    </style:style>
    <style:style style:name="T55"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56"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57"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58" style:family="text">
      <style:text-properties fo:font-size="15.00pt" fo:font-weight="bold" fo:font-family="Helvetica" style:font-family-asian="Helvetica" style:font-family-complex="Helvetica" fo:background-color="transparent" fo:color="#000000"/>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5.00pt" fo:font-weight="bold" fo:font-family="Helvetica" style:font-family-asian="Helvetica" style:font-family-complex="Helvetica" fo:background-color="transparent" fo:color="#000000"/>
    </style:style>
    <style:style style:name="T61"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62"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63"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64" style:family="text">
      <style:text-properties fo:font-size="15.00pt" fo:font-weight="bold" fo:font-family="Helvetica" style:font-family-asian="Helvetica" style:font-family-complex="Helvetica" fo:background-color="transparent" fo:color="#000000"/>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5.00pt" fo:font-weight="bold" fo:font-family="Helvetica" style:font-family-asian="Helvetica" style:font-family-complex="Helvetica" fo:background-color="transparent" fo:color="#000000"/>
    </style:style>
    <style:style style:name="T67"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68"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69"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70" style:family="text">
      <style:text-properties fo:font-size="15.00pt" fo:font-weight="bold" fo:font-family="Helvetica" style:font-family-asian="Helvetica" style:font-family-complex="Helvetica" fo:background-color="transparent" fo:color="#000000"/>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5.00pt" fo:font-weight="bold" fo:font-family="Helvetica" style:font-family-asian="Helvetica" style:font-family-complex="Helvetica" fo:background-color="transparent" fo:color="#000000"/>
    </style:style>
    <style:style style:name="T73" style:family="text">
      <style:text-properties fo:font-size="15.00pt" fo:font-weight="bold" fo:font-family="SimSun" style:font-family-asian="SimSun" style:font-family-complex="SimSun" fo:background-color="transparent" fo:color="#000000"/>
    </style:style>
    <style:style style:name="T74"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75"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76"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77" style:family="text">
      <style:text-properties fo:font-size="15.00pt" fo:font-weight="bold" fo:font-family="Helvetica" style:font-family-asian="Helvetica" style:font-family-complex="Helvetica" fo:background-color="transparent" fo:color="#000000"/>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5.00pt" fo:font-weight="bold" fo:font-family="Helvetica" style:font-family-asian="Helvetica" style:font-family-complex="Helvetica" fo:background-color="transparent" fo:color="#000000"/>
    </style:style>
    <style:style style:name="T80"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81"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82"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83" style:family="text">
      <style:text-properties fo:font-size="15.00pt" fo:font-weight="bold" fo:font-family="Helvetica" style:font-family-asian="Helvetica" style:font-family-complex="Helvetica" fo:background-color="transparent" fo:color="#000000"/>
    </style:style>
    <style:style style:name="T84"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office:automatic-styles>
  <office:body>
    <office:text>
      <text:p text:style-name="P1"><text:span text:style-name="T1">[h1]- Total War - Multiplayer Version[/h1]</text:span></text:p>
      <text:p text:style-name="P1"><text:span text:style-name="T2"/></text:p>
      <text:p text:style-name="P1"><text:span text:style-name="T2"/></text:p>
      <text:p text:style-name="P1"><text:span text:style-name="T3">[b]1.5.4 WAKING THE TIGER COMPATIBLE<text:tab/>[/b]</text:span></text:p>
      <text:p text:style-name="P1"><text:span text:style-name="T4"/></text:p>
      <text:p text:style-name="P1"><text:span text:style-name="T5">[h1]FIND US AT:[/h1]</text:span></text:p>
      <text:p text:style-name="P1"><text:span text:style-name="T6"/></text:p>
      <text:p text:style-name="P1"><text:a xlink:href="https://discord.gg/QvbBCap"><text:span text:style-name="T7">https://discord.gg/QvbBCap</text:span></text:a><text:span text:style-name="T8"/></text:p>
      <text:p text:style-name="P1"><text:span text:style-name="T9">Join us in our multiplayer games or just have a chat.</text:span></text:p>
      <text:p text:style-name="P1"><text:span text:style-name="T9">We are always open to suggestions and critiques.</text:span></text:p>
      <text:p text:style-name="P1"><text:span text:style-name="T9">Bug reporting is always appreciated!</text:span></text:p>
      <text:p text:style-name="P1"><text:span text:style-name="T10"/></text:p>
      <text:p text:style-name="P1"><text:span text:style-name="T11">[h1]OVERVIEW:[/h1]</text:span></text:p>
      <text:p text:style-name="P1"><text:span text:style-name="T12"/></text:p>
      <text:p text:style-name="P1"><text:span text:style-name="T13">Total War is a total overhaul mod that aims to provide a more complete and balanced experience of World War 2 without overcomplicating or compromising balance for gameplay purposes. This particular version is intended for multiplayer, but works perfectly well in single-player nonetheless, as a matter of fact it still contains all AI improvements that the single-player version has. As an overview this version of Total War contains features that improve the MP playability, changes that would otherwise compromise the AI and make it too inefficient. This standalone multiplayer version of the Total War mod focuses on the player’s experience against other players and it strives to have great gameplay while keeping the historical accuracy as high as possible. Total War includes unique tech trees (aircraft and armour) and unique focus trees for these majors to ensure that you are massively immersed whilst playing your country of choosing. The entire mod in a whole has been rebalanced, so industry does not for example snowball and to get a large standing army is incredibly difficult. The unit that you have on the field are very precious in the early-mid game and it is not until later on in the game that the full industrial capacity of nations is unlocked. The game aims to make the Axis strong in the early early-mid game and give the Allies and the Comintern the advantage towards the later parts of the game. </text:span></text:p>
      <text:p text:style-name="P1"><text:span text:style-name="T13"><text:s/></text:span></text:p>
      <text:p text:style-name="P1"><text:span text:style-name="T14"/></text:p>
      <text:p text:style-name="P1"><text:span text:style-name="T15">[h1]Features:[/h1]</text:span></text:p>
      <text:p text:style-name="P1"><text:span text:style-name="T15">[list]</text:span></text:p>
      <text:p text:style-name="P1"><text:span text:style-name="T15">[*]Balance in all things</text:span></text:p>
      <text:p text:style-name="P1"><text:span text:style-name="T15">[*]Island Hopping Mechanic</text:span></text:p>
      <text:p text:style-name="P1"><text:span text:style-name="T15">[*]Unique speeches for most majors</text:span></text:p>
      <text:p text:style-name="P1"><text:span text:style-name="T15">[*]Improvement of the AI on ALL levels</text:span></text:p>
      <text:p text:style-name="P1"><text:span text:style-name="T15">[*]Reworked combat mechanics</text:span></text:p>
      <text:p text:style-name="P1"><text:span text:style-name="T15">[*]Reworked map </text:span></text:p>
      <text:p text:style-name="P1"><text:span text:style-name="T15">[*]100s of unique events</text:span></text:p>
      <text:p text:style-name="P1"><text:span text:style-name="T15">[*]100s of unique leaders and national spirits</text:span></text:p>
      <text:p text:style-name="P1"><text:span text:style-name="T15">[*]Decreased lag </text:span></text:p>
      <text:p text:style-name="P1"><text:span text:style-name="T15">[*]Unique German, American and Soviet Armor trees</text:span></text:p>
      <text:p text:style-name="P1"><text:span text:style-name="T15">[*]Unique British, American, German and Soviet Air trees</text:span></text:p>
      <text:p text:style-name="P1"><text:span text:style-name="T15">[*]All equipment statistics reworked</text:span></text:p>
      <text:p text:style-name="P1"><text:span text:style-name="T15">[*]Doctrines improved</text:span></text:p>
      <text:p text:style-name="P1"><text:span text:style-name="T15">[*]New decisions for all the majors and expanded generic ones</text:span></text:p>
      <text:p text:style-name="P1"><text:span text:style-name="T15">[*]UI improvements</text:span></text:p>
      <text:p text:style-name="P1"><text:span text:style-name="T15">[*]More Straits</text:span></text:p>
      <text:p text:style-name="P1"><text:span text:style-name="T15">[*]SS and Red Guards Divisions</text:span></text:p>
      <text:p text:style-name="P1"><text:span text:style-name="T15">[*]And much more[/list]</text:span></text:p>
      <text:p text:style-name="P1"><text:span text:style-name="T16"/></text:p>
      <text:p text:style-name="P1"><text:span text:style-name="T17">[h1]New National Focus Trees for:[/h1]</text:span></text:p>
      <text:p text:style-name="P1"><text:span text:style-name="T17">[list]</text:span></text:p>
      <text:p text:style-name="P1"><text:span text:style-name="T17">[*]USA</text:span></text:p>
      <text:p text:style-name="P1"><text:span text:style-name="T17">[*]UK</text:span></text:p>
      <text:p text:style-name="P1"><text:span text:style-name="T17">[*]Germany</text:span></text:p>
      <text:p text:style-name="P1"><text:span text:style-name="T17">[*]Italy</text:span></text:p>
      <text:p text:style-name="P1"><text:span text:style-name="T17">[*]Soviet Union</text:span></text:p>
      <text:p text:style-name="P1"><text:span text:style-name="T17">[*]Japan</text:span></text:p>
      <text:p text:style-name="P1"><text:span text:style-name="T17">[*]France</text:span></text:p>
      <text:p text:style-name="P1"><text:span text:style-name="T17">[*]China</text:span></text:p>
      <text:p text:style-name="P1"><text:span text:style-name="T17">[*]PRC</text:span></text:p>
      <text:p text:style-name="P1"><text:span text:style-name="T17">[*]And other minors[/list]</text:span></text:p>
      <text:p text:style-name="P1"><text:span text:style-name="T18"/></text:p>
      <text:p text:style-name="P1"><text:span text:style-name="T18"/></text:p>
      <text:p text:style-name="P1"><text:span text:style-name="T19">[h1]Planned Additions for the up coming weeks:[/h1]</text:span></text:p>
      <text:p text:style-name="P1"><text:span text:style-name="T19">[list]</text:span></text:p>
      <text:p text:style-name="P1"><text:span text:style-name="T19">[*]Air and naval counter improvements</text:span></text:p>
      <text:p text:style-name="P1"><text:span text:style-name="T19">[*]3D models for all majors and commonwealth(waiting for author permission)</text:span></text:p>
      <text:p text:style-name="P1"><text:span text:style-name="T19">[*]Improvements to Paradox's focuses for minors (ROM, HUN have been already improved)</text:span></text:p>
      <text:p text:style-name="P1"><text:span text:style-name="T19">[*]Unique tank statistics for USA, GER, SOV, Commonwealth (currently they have generic stats)</text:span></text:p>
      <text:p text:style-name="P1"><text:span text:style-name="T19">[*]More polishing and UI improvements (feedback and bug reports are appreciated!)[/list]</text:span></text:p>
      <text:p text:style-name="P1"><text:span text:style-name="T20"/></text:p>
      <text:p text:style-name="P1"><text:span text:style-name="T20"/></text:p>
      <text:p text:style-name="P1"><text:span text:style-name="T21">[h1]Planned Additions for the next months (September most likely):[/h1]</text:span></text:p>
      <text:p text:style-name="P1"><text:span text:style-name="T21">[list]</text:span></text:p>
      <text:p text:style-name="P1"><text:span text:style-name="T21">[*]Expansion of current focus trees into later stages of the war</text:span></text:p>
      <text:p text:style-name="P1"><text:span text:style-name="T21">[*]Total Asia Rework</text:span></text:p>
      <text:p text:style-name="P1"><text:span text:style-name="T21">[*]Republic of Salò and Italian capitulation mechanic[/list]</text:span></text:p>
      <text:p text:style-name="P1"><text:span text:style-name="T22"/></text:p>
      <text:p text:style-name="P1"><text:span text:style-name="T22"/></text:p>
      <text:p text:style-name="P1"><text:span text:style-name="T23">[h1]Authors' Note:[/h1]</text:span></text:p>
      <text:p text:style-name="P1"><text:span text:style-name="T23">[list]</text:span></text:p>
      <text:p text:style-name="P1"><text:span text:style-name="T23">[*]This mod is the result of months of playtesting<text:s text:c="2"/>and even though it's not done yet we consider the mod in a pretty good state. After summer we'll have more time to work on it and hopefully complete it.</text:span></text:p>
      <text:p text:style-name="P1"><text:span text:style-name="T23">[*]DLCs are not required but we use Paradox's focuses for many minors so in order to have the best experience the DLCs are necessary (In multiplayer only the host is required to own them).[/list]</text:span></text:p>
      <text:p text:style-name="P1"><text:span text:style-name="T24"/></text:p>
      <text:p text:style-name="P1"><text:span text:style-name="T25">[h1]WANT TO JOIN US?[/h1]</text:span></text:p>
      <text:p text:style-name="P1"><text:span text:style-name="T26"/></text:p>
      <text:p text:style-name="P1"><text:span text:style-name="T27">All help is welcome, feel free to message any of us on steam of better yet discord.</text:span></text:p>
      <text:p text:style-name="P1"><text:span text:style-name="T28"/></text:p>
      <text:p text:style-name="P1"><text:span text:style-name="T29">[b]*DISCLAIMER: Total War MP is NOT A REALISM MOD. We will consider historical accuracy when it benefits gameplay.</text:span></text:p>
      <text:p text:style-name="P1"><text:span text:style-name="T29">Use the NATO Counters to play this mod<text:tab/>[/b]</text:span></text:p>
      <text:p text:style-name="P1"><text:span text:style-name="T30"/></text:p>
      <text:p text:style-name="P1"><text:span text:style-name="T31">[h1]Credits (mods included):<text:tab/>[/h1]</text:span></text:p>
      <text:p text:style-name="P1"><text:span text:style-name="T31">[list]</text:span></text:p>
      <text:p text:style-name="P1"><text:span text:style-name="T31">[*]Total War:<text:s text:c="2"/></text:span><text:a xlink:href="https://steamcommunity.com/sharedfiles/filedetails/?id=806209426&amp;searchtext="><text:span text:style-name="T33">https://steamcommunity.com/sharedfiles/filedetails/?id=806209426</text:span></text:a><text:span text:style-name="T34"><text:s/></text:span></text:p>
      <text:p text:style-name="P1"><text:span text:style-name="T35"/></text:p>
      <text:p text:style-name="P1"><text:span text:style-name="T36">[*]Machotacoman<text:s/></text:span><text:a xlink:href="https://steamcommunity.com/sharedfiles/filedetails/?id=1254897329"><text:span text:style-name="T37">https://steamcommunity.com/sharedfiles/filedetails/?id=1254897329</text:span></text:a><text:span text:style-name="T38"><text:s/>( BlackICE submod: Immersive Equipment )</text:span></text:p>
      <text:p text:style-name="P1"><text:span text:style-name="T39"/></text:p>
      <text:p text:style-name="P1"><text:span text:style-name="T40">[*]Wunderwaffle<text:s/></text:span><text:a xlink:href="https://steamcommunity.com/sharedfiles/filedetails/?id=1094354980&amp;searchtext=ww+map+"><text:span text:style-name="T42">https://steamcommunity.com/sharedfiles/filedetails/?id=1094354980</text:span></text:a><text:span text:style-name="T43"><text:s/></text:span><text:span text:style-name="T44">(WW's Map+ Ironman )</text:span></text:p>
      <text:p text:style-name="P1"><text:span text:style-name="T44"><text:s text:c="11"/></text:span><text:a xlink:href="https://steamcommunity.com/sharedfiles/filedetails/?id=1364971843"><text:span text:style-name="T45">https://steamcommunity.com/sharedfiles/filedetails/?id=1364971843</text:span></text:a><text:span text:style-name="T46"><text:s/>( WW's Buttons+ )</text:span></text:p>
      <text:p text:style-name="P1"><text:span text:style-name="T47"/></text:p>
      <text:p text:style-name="P1"><text:span text:style-name="T48">[*]vpl300<text:s text:c="2"/></text:span><text:a xlink:href="https://steamcommunity.com/sharedfiles/filedetails/?id=1340422660&amp;searchtext=speeches"><text:span text:style-name="T50">https://steamcommunity.com/sharedfiles/filedetails/?id=1340422660</text:span></text:a><text:span text:style-name="T51"><text:s/></text:span><text:span text:style-name="T52">( Decisions: Speeches Audio )</text:span></text:p>
      <text:p text:style-name="P1"><text:span text:style-name="T53"/></text:p>
      <text:p text:style-name="P1"><text:span text:style-name="T54">[*]mpu.daemos<text:s/></text:span><text:a xlink:href="https://steamcommunity.com/sharedfiles/filedetails/?id=1331463215&amp;searchtext=counters"><text:span text:style-name="T56">https://steamcommunity.com/sharedfiles/filedetails/?id=1331463215</text:span></text:a><text:span text:style-name="T57"><text:s text:c="2"/></text:span><text:span text:style-name="T58">( MPU Theatre Icons - NATO like counters )</text:span></text:p>
      <text:p text:style-name="P1"><text:span text:style-name="T59"/></text:p>
      <text:p text:style-name="P1"><text:span text:style-name="T60">[*]Blackice Mod team<text:s/></text:span><text:a xlink:href="https://steamcommunity.com/sharedfiles/filedetails/?id=1137372539&amp;searchtext=blackice"><text:span text:style-name="T62">https://steamcommunity.com/sharedfiles/filedetails/?id=1137372539</text:span></text:a><text:span text:style-name="T63"><text:s/></text:span><text:span text:style-name="T64">( BlackICE Historical Immersion Mod )</text:span></text:p>
      <text:p text:style-name="P1"><text:span text:style-name="T65"/></text:p>
      <text:p text:style-name="P1"><text:span text:style-name="T66">[*]Steffen<text:s/></text:span><text:a xlink:href="https://steamcommunity.com/sharedfiles/filedetails/?id=699686998&amp;searchtext=better+terrain"><text:span text:style-name="T68">https://steamcommunity.com/sharedfiles/filedetails/?id=699686998</text:span></text:a><text:span text:style-name="T69"><text:s/></text:span><text:span text:style-name="T70">( better terrain view )</text:span></text:p>
      <text:p text:style-name="P1"><text:span text:style-name="T71"/></text:p>
      <text:p text:style-name="P1"><text:span text:style-name="T72">[*]</text:span><text:span text:style-name="T73">电灯弗里曼</text:span></text:p>
      <text:p text:style-name="P1"><text:a xlink:href="https://steamcommunity.com/sharedfiles/filedetails/?id=1481327114&amp;searchtext=support"><text:span text:style-name="T75">https://steamcommunity.com/sharedfiles/filedetails/?id=1481327114</text:span></text:a><text:span text:style-name="T76"><text:s/></text:span><text:span text:style-name="T77">(Lamp's Eqpt Icons 3 - Unique Support Eqpt Icons)</text:span></text:p>
      <text:p text:style-name="P1"><text:span text:style-name="T78"/></text:p>
      <text:p text:style-name="P1"><text:span text:style-name="T79">[*]Cherio<text:s/></text:span><text:a xlink:href="https://steamcommunity.com/sharedfiles/filedetails/?id=1393337716&amp;searchtext=better+air"><text:span text:style-name="T81">https://steamcommunity.com/sharedfiles/filedetails/?id=1393337716</text:span></text:a><text:span text:style-name="T82"><text:s/></text:span><text:span text:style-name="T83">( Better Air Wing Deployment )[/list]</text:span></text:p>
      <text:p text:style-name="P1"><text:span text:style-name="T84"/></text:p>
      <text:p text:style-name="P1"><text:span text:style-name="T84"/></text:p>
      <text:p text:style-name="P1"><text:span text:style-name="T84"/></text:p>
      <text:p text:style-name="P1"><text:span text:style-name="T84"/></text:p>
      <text:p text:style-name="P1"><text:span text:style-name="T84"/></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